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1 pâte brisée pré-étalée,1,/110 g de poudre d'amandes,1,/1 œuf,1,/80 g de sucre glace,1,/70 g de beurre à température ambiante,1,/10 cl de crème fraîche,1,/10 g de Maïzena,1,/1 cuillère à soupe de sucre roux,1,/200 g de fruits rouges (ici des fruits rouges surgelés),1,">
            <text:p>1 pâte brisée pré-étalée,1,/110 g de poudre d'amandes,1,/1 œuf,1,/80 g de sucre glace,1,/70 g de beurre à température ambiante,1,/10 cl de crème fraîche,1,/10 g de Maïzena,1,/1 cuillère à soupe de sucre roux,1,/200 g de fruits rouges (ici des fruits rouges surgelés),1,</text:p>
          </table:table-cell>
          <table:table-cell office:value-type="string" office:value="Beurrez et farinez votre moule à tarte, disposez-y la pâte brisée et foncez-le tout. &#10;Réservez 30 minutes au réfrigérateur.&#10;Le fait de laisser 30 minutes la pâte au frais permet d'éviter qu'elle ne se rétracte à la cuisson.&#10;Pendant ce temps, préchauffez votre four à 180°C.&#10;Réalisez l'ensemble de vos pesées et tamisez séparément la poudre d'amandes, la maïzena et le sucre glace.&#10;Découpez le beurre en petits dés, mettez-le dans un saladier et travaillez-le afin d'obtenir une pommade. &#10;Pour cette étape, je m'aide de mon batteur électrique.&#10;Ajoutez un à un le sucre glace, le sucre roux, la poudre d'amandes puis la maïzena. &#10;Mélangez bien entre chaque ajout.&#10;Ajoutez l’œuf, mélangez, puis terminez par la crème fraîche. &#10;Une fois une texture homogène obtenue, réservez au frais.&#10;Les 30 minutes de repos de la pâte passées, sortez-la du frigo, versez-y la crème d'amande puis déposez joliment les fruits rouge sur la crème d'amande en les enfonçant quelque peu.&#10;&#10;Enfournez 45 à 50 minutes.&#10;Laissez tiédir avant de déguster.&#10;&lt;a href='https://cuisine.journaldesfemmes.fr/recette/1004695-tarte-amandine-aux-fruits-rouges'&gt;https://cuisine.journaldesfemmes.fr/recette/1004695-tarte-amandine-aux-fruits-rouges&lt;/a&gt;">
            <text:p>Beurrez et farinez votre moule à tarte, disposez-y la pâte brisée et foncez-le tout. 
Réservez 30 minutes au réfrigérateur.
Le fait de laisser 30 minutes la pâte au frais permet d'éviter qu'elle ne se rétracte à la cuisson.
Pendant ce temps, préchauffez votre four à 180°C.
Réalisez l'ensemble de vos pesées et tamisez séparément la poudre d'amandes, la maïzena et le sucre glace.
Découpez le beurre en petits dés, mettez-le dans un saladier et travaillez-le afin d'obtenir une pommade. 
Pour cette étape, je m'aide de mon batteur électrique.
Ajoutez un à un le sucre glace, le sucre roux, la poudre d'amandes puis la maïzena. 
Mélangez bien entre chaque ajout.
Ajoutez l’œuf, mélangez, puis terminez par la crème fraîche. 
Une fois une texture homogène obtenue, réservez au frais.
Les 30 minutes de repos de la pâte passées, sortez-la du frigo, versez-y la crème d'amande puis déposez joliment les fruits rouge sur la crème d'amande en les enfonçant quelque peu.

Enfournez 45 à 50 minutes.
Laissez tiédir avant de déguster.
&lt;a href='https://cuisine.journaldesfemmes.fr/recette/1004695-tarte-amandine-aux-fruits-rouges'&gt;https://cuisine.journaldesfemmes.fr/recette/1004695-tarte-amandine-aux-fruits-rouges&lt;/a&gt;</text:p>
          </table:table-cell>
          <table:table-cell office:value-type="string" office:value="">
            <text:p/>
          </table:table-cell>
          <table:table-cell office:value-type="string" office:value="dessert/kids">
            <text:p>dessert/kids</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tarte_tomate">
            <text:p>tarte_tomate</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gaspacho_(andalousie)">
            <text:p>gaspacho_(andalousie)</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escalope_de_veau">
            <text:p>escalope_de_veau</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row>
          <table:table-cell office:value-type="string" office:value="Tarte au Maroilles">
            <text:p>Tarte au Maroilles</text:p>
          </table:table-cell>
          <table:table-cell office:value-type="string" office:value="1 pâtes levée (pâte à pizza ou à pain, possibilité de l'acheter chez le boulanger),1/1 maroilles,1,()/1 petits pots de crème fraîche épaisse (20 cl),1,()/1 jaunes d'oeuf,1,()/1 paprika,1,()">
            <text:p>1 pâtes levée (pâte à pizza ou à pain, possibilité de l'acheter chez le boulanger),1/1 maroilles,1,()/1 petits pots de crème fraîche épaisse (20 cl),1,()/1 jaunes d'oeuf,1,()/1 paprika,1,()</text:p>
          </table:table-cell>
          <table:table-cell office:value-type="string" office:value="Etaler la pâte.&#10;Gratter la croûte du maroilles (ne pas la retirer). Le couper en tranches fines que l'on dépose sur la pâte.&#10;Ajouter de la crème fraîche mélangée à un jaune d'oeuf. Ajouter un peu de paprika.&#10;Faire cuire environ 10 min, à four bien chaud (thermostat 8 / 240°C).&#10;&lt;a href='https://www.marmiton.org/recettes/recette_tarte-au-maroilles_11435.aspx'&gt;https://www.marmiton.org/recettes/recette_tarte-au-maroilles_11435.aspx&lt;/a&gt;">
            <text:p>Etaler la pâte.
Gratter la croûte du maroilles (ne pas la retirer). Le couper en tranches fines que l'on dépose sur la pâte.
Ajouter de la crème fraîche mélangée à un jaune d'oeuf. Ajouter un peu de paprika.
Faire cuire environ 10 min, à four bien chaud (thermostat 8 / 240°C).
&lt;a href='https://www.marmiton.org/recettes/recette_tarte-au-maroilles_11435.aspx'&gt;https://www.marmiton.org/recettes/recette_tarte-au-maroilles_11435.aspx&lt;/a&gt;</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Soupe thaï crevettes ou poulet">
            <text:p>Soupe thaï crevettes ou poulet</text:p>
          </table:table-cell>
          <table:table-cell office:value-type="string" office:value="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3 cuillères à soupe de nuoc mam,1,()/4 cuillères à soupe de jus de citron vert,1,()/coriandre fraîche hachée,1,()">
            <text:p>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3 cuillères à soupe de nuoc mam,1,()/4 cuillères à soupe de jus de citron vert,1,()/coriandre fraîche hachée,1,()</text:p>
          </table:table-cell>
          <table:table-cell office:value-type="string" office:value="Eplucher, couper, émincer tout les ingrédients avant de se lancer.&#10;Porter le bouillon à ébullition. Baisser le feu, ajouter la citronnelle, le gingembre, le piment, puis laisser mijoter 3 min.&#10;Ajouter le brocoli, la carotte, le poulet dans la version au poulet (surtout pas les crevettes!!) et le lait de coco. Laisser frémir doucement 10 15 min, les légumes doivent rester croquants, mais pas trop (à vous de juger et de faire selon vos goûts).&#10;Ajouter les crevettes dans la version crevettes, ainsi que le nam pla et jus de citron, puis laisser frémir 3 à 4 min, jusqu'à ce que les crevettes soient roses.&#10;Retirer du feu, parsemer de coriandre. Servir avec un bol de riz parfumé.&#10;&lt;a href='https://www.marmiton.org/recettes/recette_soupe-thai-crevettes-ou-poulet_67202.aspx'&gt;https://www.marmiton.org/recettes/recette_soupe-thai-crevettes-ou-poulet_67202.aspx&lt;/a&gt;">
            <text:p>Eplucher, couper, émincer tout les ingrédients avant de se lancer.
Porter le bouillon à ébullition. Baisser le feu, ajouter la citronnelle, le gingembre, le piment, puis laisser mijoter 3 min.
Ajouter le brocoli, la carotte, le poulet dans la version au poulet (surtout pas les crevettes!!) et le lait de coco. Laisser frémir doucement 10 15 min, les légumes doivent rester croquants, mais pas trop (à vous de juger et de faire selon vos goûts).
Ajouter les crevettes dans la version crevettes, ainsi que le nam pla et jus de citron, puis laisser frémir 3 à 4 min, jusqu'à ce que les crevettes soient roses.
Retirer du feu, parsemer de coriandre. Servir avec un bol de riz parfumé.
&lt;a href='https://www.marmiton.org/recettes/recette_soupe-thai-crevettes-ou-poulet_67202.aspx'&gt;https://www.marmiton.org/recettes/recette_soupe-thai-crevettes-ou-poulet_67202.aspx&lt;/a&gt;</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oêlée de champignons et purée de pois cassés">
            <text:p>Poêlée de champignons et purée de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oleslaw">
            <text:p>Coleslaw</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de lentilles">
            <text:p>Salade de lentilles</text:p>
          </table:table-cell>
          <table:table-cell office:value-type="string" office:value="">
            <text:p/>
          </table:table-cell>
          <table:table-cell office:value-type="string" office:value="Ingrédients pour 2 personnes :&#10;280 g de lentilles cuites*&#10;2 feuilles de salade type feuille de chêne – ou 2 poignées de mâche ou de roquette&#10;1 petit poivron rouge ou orange ou 1/2 s’il est moyen ou gros**&#10;4 petites tomates grappe***&#10;1/3 de concombre Noa**&#10;12 olives noires&#10;Quelques feuilles de persil ou de basilic frais&#10;2 c. à soupe de graines de chanvre, de tournesol, de courge ou de sésame – ou un mélange&#10;2 c. à café de levure maltée ou de poudre d’amande pour les personnes cœliaques&#10;+ selon les goûts et les envies : fleur de sel, mélange 5 baies, spiruline, curcuma…****&#10;2 c. à café de moutarde à l’ancienne&#10;1 c. à soupe de vinaigre balsamique blanc ou de vinaigre de cidre&#10;2 c. à soupe d’huile de votre choix (idéalement un mélange spécial “oméga”)&#10;&#10;&#10;Déroulement de la recette :&#10;Verser les lentilles dans un saladier ou les répartir dans 2 assiettes.&#10;Laver la salade, le poivron, les tomates et le concombre.&#10;Retirer le pédoncule ainsi que les graines du poivron. Ôter les pépins du concombre qui peuvent être indigestes.&#10;Hacher la salade, détailler le poivron, les tomates et le concombre en petits dés. Ajouter dans le saladier ou répartir dans les assiettes.&#10;Ajouter les olives ainsi que le persil ou le basilic.&#10;Saupoudrer de graines et de levure maltée ou de poudre d’amande, ainsi que de fleur de sel, mélange 5 baies, spiruline, curcuma… en fonction de vos envies.&#10;Dans un petit bol, mélanger la moutarde, le vinaigre et l’huile. Ajouter dans le saladier ou répartir dans les assiettes.&#10;Mélanger avant de déguster. Vous pouvez également placer la salade de lentilles au réfrigérateur pour la manger bien fraîche.&#10;&#10;&lt;a href='https://auvertaveclili.fr/salade-de-lentilles-estivale-vegan/'&gt;https://auvertaveclili.fr/salade-de-lentilles-estivale-vegan/&lt;/a&gt;&#10;">
            <text:p>Ingrédients pour 2 personnes :
280 g de lentilles cuites*
2 feuilles de salade type feuille de chêne – ou 2 poignées de mâche ou de roquette
1 petit poivron rouge ou orange ou 1/2 s’il est moyen ou gros**
4 petites tomates grappe***
1/3 de concombre Noa**
12 olives noires
Quelques feuilles de persil ou de basilic frais
2 c. à soupe de graines de chanvre, de tournesol, de courge ou de sésame – ou un mélange
2 c. à café de levure maltée ou de poudre d’amande pour les personnes cœliaques
+ selon les goûts et les envies : fleur de sel, mélange 5 baies, spiruline, curcuma…****
2 c. à café de moutarde à l’ancienne
1 c. à soupe de vinaigre balsamique blanc ou de vinaigre de cidre
2 c. à soupe d’huile de votre choix (idéalement un mélange spécial “oméga”)


Déroulement de la recette :
Verser les lentilles dans un saladier ou les répartir dans 2 assiettes.
Laver la salade, le poivron, les tomates et le concombre.
Retirer le pédoncule ainsi que les graines du poivron. Ôter les pépins du concombre qui peuvent être indigestes.
Hacher la salade, détailler le poivron, les tomates et le concombre en petits dés. Ajouter dans le saladier ou répartir dans les assiettes.
Ajouter les olives ainsi que le persil ou le basilic.
Saupoudrer de graines et de levure maltée ou de poudre d’amande, ainsi que de fleur de sel, mélange 5 baies, spiruline, curcuma… en fonction de vos envies.
Dans un petit bol, mélanger la moutarde, le vinaigre et l’huile. Ajouter dans le saladier ou répartir dans les assiettes.
Mélanger avant de déguster. Vous pouvez également placer la salade de lentilles au réfrigérateur pour la manger bien fraîche.

&lt;a href='https://auvertaveclili.fr/salade-de-lentilles-estivale-vegan/'&gt;https://auvertaveclili.fr/salade-de-lentilles-estivale-vegan/&lt;/a&gt;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Nouilles soba shiitake tofu">
            <text:p>Nouilles soba shiitake tof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teau au chocolat">
            <text:p>Gateau au chocol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